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deb2c" officeooo:paragraph-rsid="000deb2c"/>
    </style:style>
    <style:style style:name="P2" style:family="paragraph" style:parent-style-name="Standard">
      <style:paragraph-properties fo:text-align="center" style:justify-single-word="false"/>
      <style:text-properties officeooo:paragraph-rsid="000deb2c"/>
    </style:style>
    <style:style style:name="P3" style:family="paragraph" style:parent-style-name="Standard">
      <style:paragraph-properties fo:text-align="justify" style:justify-single-word="false"/>
      <style:text-properties officeooo:rsid="000f0c5e" officeooo:paragraph-rsid="000f0c5e"/>
    </style:style>
    <style:style style:name="P4" style:family="paragraph" style:parent-style-name="Standard">
      <style:paragraph-properties fo:text-align="justify" style:justify-single-word="false"/>
      <style:text-properties fo:font-size="13pt" fo:font-weight="bold" officeooo:rsid="000f0c5e" officeooo:paragraph-rsid="000f0c5e" style:font-size-asian="13pt" style:font-weight-asian="bold" style:font-size-complex="13pt" style:font-weight-complex="bold"/>
    </style:style>
    <style:style style:name="P5" style:family="paragraph" style:parent-style-name="Standard">
      <style:paragraph-properties fo:text-align="justify" style:justify-single-word="false"/>
      <style:text-properties fo:font-size="13pt" officeooo:paragraph-rsid="000deb2c" style:font-size-asian="13pt" style:font-size-complex="13pt"/>
    </style:style>
    <style:style style:name="P6" style:family="paragraph" style:parent-style-name="Standard">
      <style:paragraph-properties fo:text-align="justify" style:justify-single-word="false"/>
      <style:text-properties officeooo:rsid="001282a1" officeooo:paragraph-rsid="001282a1"/>
    </style:style>
    <style:style style:name="P7" style:family="paragraph" style:parent-style-name="Standard">
      <style:paragraph-properties fo:text-align="justify" style:justify-single-word="false"/>
      <style:text-properties officeooo:rsid="00166a7d" officeooo:paragraph-rsid="00166a7d"/>
    </style:style>
    <style:style style:name="P8" style:family="paragraph" style:parent-style-name="Standard">
      <style:paragraph-properties fo:text-align="justify" style:justify-single-word="false"/>
      <style:text-properties officeooo:rsid="00281155" officeooo:paragraph-rsid="00281155"/>
    </style:style>
    <style:style style:name="P9" style:family="paragraph" style:parent-style-name="Standard">
      <style:paragraph-properties fo:text-align="justify" style:justify-single-word="false"/>
      <style:text-properties officeooo:rsid="002a655a" officeooo:paragraph-rsid="006ba633"/>
    </style:style>
    <style:style style:name="P10" style:family="paragraph" style:parent-style-name="Standard" style:list-style-name="L1">
      <style:paragraph-properties fo:text-align="justify" style:justify-single-word="false"/>
      <style:text-properties officeooo:rsid="004bc494" officeooo:paragraph-rsid="004bc494"/>
    </style:style>
    <style:style style:name="P11" style:family="paragraph" style:parent-style-name="Standard" style:list-style-name="L1">
      <style:paragraph-properties fo:text-align="justify" style:justify-single-word="false"/>
      <style:text-properties officeooo:rsid="004e2bc3" officeooo:paragraph-rsid="004e2bc3"/>
    </style:style>
    <style:style style:name="P12" style:family="paragraph" style:parent-style-name="Standard" style:list-style-name="L1">
      <style:paragraph-properties fo:text-align="justify" style:justify-single-word="false"/>
      <style:text-properties officeooo:rsid="0050c04a" officeooo:paragraph-rsid="0050c04a"/>
    </style:style>
    <style:style style:name="P13" style:family="paragraph" style:parent-style-name="Standard" style:list-style-name="L1">
      <style:paragraph-properties fo:text-align="justify" style:justify-single-word="false"/>
      <style:text-properties officeooo:rsid="0053ef50" officeooo:paragraph-rsid="0053ef50"/>
    </style:style>
    <style:style style:name="P14" style:family="paragraph" style:parent-style-name="Standard" style:list-style-name="L1">
      <style:paragraph-properties fo:text-align="justify" style:justify-single-word="false"/>
      <style:text-properties officeooo:rsid="0055ef1e" officeooo:paragraph-rsid="0055ef1e"/>
    </style:style>
    <style:style style:name="P15" style:family="paragraph" style:parent-style-name="Standard" style:list-style-name="L1">
      <style:paragraph-properties fo:text-align="justify" style:justify-single-word="false"/>
      <style:text-properties officeooo:rsid="005e8481" officeooo:paragraph-rsid="005e8481"/>
    </style:style>
    <style:style style:name="P16" style:family="paragraph" style:parent-style-name="Standard">
      <style:paragraph-properties fo:text-align="justify" style:justify-single-word="false"/>
      <style:text-properties officeooo:rsid="0060d052" officeooo:paragraph-rsid="0060d052"/>
    </style:style>
    <style:style style:name="P17" style:family="paragraph" style:parent-style-name="Standard">
      <style:paragraph-properties fo:text-align="justify" style:justify-single-word="false"/>
      <style:text-properties officeooo:paragraph-rsid="000deb2c"/>
    </style:style>
    <style:style style:name="P18" style:family="paragraph" style:parent-style-name="Standard">
      <style:paragraph-properties fo:text-align="justify" style:justify-single-word="false"/>
      <style:text-properties officeooo:paragraph-rsid="00750a83"/>
    </style:style>
    <style:style style:name="P19" style:family="paragraph" style:parent-style-name="Standard" style:list-style-name="L2">
      <style:paragraph-properties fo:text-align="justify" style:justify-single-word="false"/>
      <style:text-properties officeooo:paragraph-rsid="00750a83"/>
    </style:style>
    <style:style style:name="P20" style:family="paragraph" style:parent-style-name="Standard">
      <style:paragraph-properties fo:text-align="justify" style:justify-single-word="false"/>
      <style:text-properties officeooo:rsid="00704c54" officeooo:paragraph-rsid="00704c54"/>
    </style:style>
    <style:style style:name="T1" style:family="text">
      <style:text-properties officeooo:rsid="000deb2c"/>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deb2c" style:font-size-asian="14pt" style:font-weight-asian="bold" style:font-size-complex="14pt" style:font-weight-complex="bold"/>
    </style:style>
    <style:style style:name="T4" style:family="text">
      <style:text-properties officeooo:rsid="0016f604"/>
    </style:style>
    <style:style style:name="T5" style:family="text">
      <style:text-properties officeooo:rsid="002c18da"/>
    </style:style>
    <style:style style:name="T6" style:family="text">
      <style:text-properties officeooo:rsid="0030484d"/>
    </style:style>
    <style:style style:name="T7" style:family="text">
      <style:text-properties officeooo:rsid="0041a5f6"/>
    </style:style>
    <style:style style:name="T8" style:family="text">
      <style:text-properties officeooo:rsid="004ca746"/>
    </style:style>
    <style:style style:name="T9" style:family="text">
      <style:text-properties officeooo:rsid="004fba3e"/>
    </style:style>
    <style:style style:name="T10" style:family="text">
      <style:text-properties officeooo:rsid="005242a6"/>
    </style:style>
    <style:style style:name="T11" style:family="text">
      <style:text-properties officeooo:rsid="0055775c"/>
    </style:style>
    <style:style style:name="T12" style:family="text">
      <style:text-properties officeooo:rsid="0057f086"/>
    </style:style>
    <style:style style:name="T13" style:family="text">
      <style:text-properties officeooo:rsid="0062bf04"/>
    </style:style>
    <style:style style:name="T14" style:family="text">
      <style:text-properties officeooo:rsid="00633dea"/>
    </style:style>
    <style:style style:name="T15" style:family="text">
      <style:text-properties officeooo:rsid="007239aa"/>
    </style:style>
    <style:style style:name="T16" style:family="text">
      <style:text-properties officeooo:rsid="00742c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ias Novel<text:tab/><text:tab/><text:tab/><text:tab/><text:tab/><text:tab/><text:tab/><text:tab/><text:tab/><text:tab/> <text:s text:c="2"/>Groupe 2</text:p>
      <text:p text:style-name="P1"/>
      <text:p text:style-name="P1"/>
      <text:p text:style-name="P2"><text:span text:style-name="T1"><text:tab/></text:span><text:span text:style-name="T3">I</text:span><text:span text:style-name="T2">mplémentation d’un pseudo serveur FTP</text:span></text:p>
      <text:p text:style-name="P17"/>
      <text:p text:style-name="P17"/>
      <text:p text:style-name="P17">L’objectif du TP est de construire un serveur de fichiers inspiré par le protocole FTP</text:p>
      <text:p text:style-name="P5"/>
      <text:p text:style-name="P4">Travail Réalisé</text:p>
      <text:p text:style-name="P3"/>
      <text:p text:style-name="P6">La découpe du fichier est réalisée grace à une constante représentant la taille du buffer. Cette taille est une constante commune au client et au serveur. Elle est situé dans le fichier ConstanteFTP.c qui repertorie tous ce qui est commun au deux parties.</text:p>
      <text:p text:style-name="P6"/>
      <text:p text:style-name="P7">La gestion des pannes est réalisée de manière très simple, <text:span text:style-name="T4">si le fichier demandé au serveur via get &lt;fichier&gt; est prsésent dans le répertoire courant du client, alors on ne transfer que la différence entre le fichier présent sur le client et le serveur. Cette simplicité présente nottament un problème : Si le fichier du serveur a été modifié entre la panne et la redemande du fichier par le client, alors le client disposera alors d’un fichier composé de deux parties chronologiquement différentes. De plus, si la taille du fichier modifié sur le serveur est inférieur ou égal à la taille du fichier déjà téléchargé par le client, alors le transfer s’arretera.</text:span></text:p>
      <text:p text:style-name="P7"/>
      <text:p text:style-name="P8">L’équilibrage de charge n’a pas été implant<text:span text:style-name="T16">é</text:span></text:p>
      <text:p text:style-name="P8"/>
      <text:p text:style-name="P9">Le client peut faire plusieurs demande<text:span text:style-name="T6">s</text:span> de fichier par connexion (<text:span text:style-name="T5">ainsi que n’importe quelle autre commande implantée) <text:s/>sans couper la connexion au serveur. Les deux parties bouclent jusqu’a que la commande bye soit engagée.</text:span></text:p>
      <text:p text:style-name="P9"/>
      <text:p text:style-name="P18"><text:span text:style-name="T5">Concernant l’implémentation de toutes les commandes, aucune utilisation à execvp n’a été réalisé.</text:span></text:p>
      <text:list xml:id="list5201503366351152148" text:style-name="L2">
        <text:list-item>
          <text:p text:style-name="P19"><text:span text:style-name="T5">La commande ls envoie au client : les permissions du fichier/dossier, le type (fichier/repertoire) et le nom de l’élément.</text:span></text:p>
        </text:list-item>
      </text:list>
      <text:list xml:id="list921137951003495499" text:style-name="L1">
        <text:list-item>
          <text:p text:style-name="P10">La commande <text:span text:style-name="T8">pwd affiche le chemin courant du serveur FTP</text:span></text:p>
        </text:list-item>
        <text:list-item>
          <text:p text:style-name="P11">La commande cd change le dossier courant sur le serveur <text:span text:style-name="T9">FTP</text:span></text:p>
        </text:list-item>
        <text:list-item>
          <text:p text:style-name="P12">La commande mkdir permet de créer un dossier sur le serveur <text:span text:style-name="T10">FTP</text:span></text:p>
        </text:list-item>
        <text:list-item>
          <text:p text:style-name="P13">La commande rm permet de supprimer un fichier sur le serveur F<text:span text:style-name="T11">TP</text:span></text:p>
        </text:list-item>
        <text:list-item>
          <text:p text:style-name="P14">La commande rm -r <text:span text:style-name="T12">permet de supprimer un dossier sur le serveur FTP, sauf qu’au lieu de supprimer les élements, cette commande affiche tous les éléments qui auraient du etre supprimé ainsi que leur ordre. Cela évite de s’exposer à un bug de la fonction qui pourrait etre dramatique</text:span></text:p>
        </text:list-item>
        <text:list-item>
          <text:p text:style-name="P15">La commande put permet de téléverser un fichier sir me serveur FTP, elle utilise le meme protocole que pour le get excepter la gestion de panne.</text:p>
        </text:list-item>
      </text:list>
      <text:p text:style-name="P3"/>
      <text:p text:style-name="P16">Il est possible de s’authe<text:span text:style-name="T14">n</text:span>tifier <text:span text:style-name="T13">afin d’accéder au serveur, pour l’instant seulement avec l’ identifiant user:admin.</text:span></text:p>
      <text:p text:style-name="P16"/>
      <text:p text:style-name="P20">Des messages d’erreur<text:span text:style-name="T15">s</text:span> apparaissent en cas de problème de traitement de la requête.</text:p>
      <text:p text:style-name="P3"/>
      <text:p text:style-name="P3"/>
      <text:p text:style-name="P3"/>
      <text:p text:style-name="P3"/>
      <text:p text:style-name="P3"/>
      <text:p text:style-name="P4"><text:soft-page-break/>Test Réalisé</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0:40:39.488994419</meta:creation-date>
    <meta:generator>LibreOffice/5.1.6.2$Linux_X86_64 LibreOffice_project/10m0$Build-2</meta:generator>
    <dc:date>2017-04-06T11:04:27.299963648</dc:date>
    <meta:editing-duration>PT23M2S</meta:editing-duration>
    <meta:editing-cycles>91</meta:editing-cycles>
    <meta:document-statistic meta:table-count="0" meta:image-count="0" meta:object-count="0" meta:page-count="2" meta:paragraph-count="19" meta:word-count="412" meta:character-count="2463" meta:non-whitespace-character-count="2063"/>
  </office:meta>
</office:document-meta>
</file>